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3d200" draw:textarea-horizontal-align="justify" draw:textarea-vertical-align="middle" draw:auto-grow-height="false" fo:min-height="5.716cm" fo:min-width="5.893cm"/>
    </style:style>
    <style:style style:name="gr2" style:family="graphic" style:parent-style-name="standard">
      <style:graphic-properties svg:stroke-color="#000000" draw:fill-color="#253bff" draw:textarea-horizontal-align="justify" draw:textarea-vertical-align="middle" draw:auto-grow-height="false" fo:min-height="5.716cm" fo:min-width="5.892cm"/>
    </style:style>
    <style:style style:name="gr3" style:family="graphic" style:parent-style-name="standard">
      <style:graphic-properties svg:stroke-color="#000000" draw:fill-color="#72bf44" draw:opacity="70%" draw:opacity-name="" draw:textarea-horizontal-align="justify" draw:textarea-vertical-align="middle" draw:auto-grow-height="false" fo:min-height="5.716cm" fo:min-width="5.892cm" draw:shadow="hidden"/>
    </style:style>
    <style:style style:name="gr4" style:family="graphic" style:parent-style-name="standard">
      <style:graphic-properties svg:stroke-color="#000000" draw:fill-color="#ed1c24" draw:opacity="70%" draw:opacity-name="" draw:textarea-horizontal-align="justify" draw:textarea-vertical-align="middle" draw:auto-grow-height="false" fo:min-height="5.716cm" fo:min-width="5.893cm"/>
    </style:style>
    <style:style style:name="gr5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draw:marker-start-width="0.358cm" draw:marker-end="Rounded_20_short_20_Arrow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e3d200"/>
      <style:paragraph-properties fo:text-align="center"/>
      <style:text-properties fo:color="#ffffff" fo:font-size="30pt"/>
    </style:style>
    <style:style style:name="P3" style:family="paragraph">
      <loext:graphic-properties draw:fill-color="#253bff"/>
      <style:paragraph-properties fo:text-align="center"/>
      <style:text-properties fo:color="#ffffff" fo:font-size="30pt"/>
    </style:style>
    <style:style style:name="P4" style:family="paragraph">
      <loext:graphic-properties draw:fill-color="#72bf44" draw:opacity="70%"/>
      <style:paragraph-properties fo:text-align="center"/>
      <style:text-properties fo:color="#ffffff" fo:font-size="30pt"/>
    </style:style>
    <style:style style:name="P5" style:family="paragraph">
      <loext:graphic-properties draw:fill-color="#ed1c24" draw:opacity="70%"/>
      <style:paragraph-properties fo:text-align="center"/>
      <style:text-properties fo:color="#ffffff" fo:font-size="30pt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93cm" svg:height="5.966cm" svg:x="7.599cm" svg:y="14.032cm">
          <text:p text:style-name="P1"><text:span text:style-name="T1">Shift </text:span></text:p>
          <text:p text:style-name="P1"><text:span text:style-name="T1">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392cm" svg:height="5.966cm" svg:x="1.221cm" svg:y="3.032cm">
          <text:p text:style-name="P1"><text:span text:style-name="T1">Certification </text:span></text:p>
          <text:p text:style-name="P1"><text:span text:style-name="T1">Hel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6.392cm" svg:height="5.966cm" svg:x="13.978cm" svg:y="3.032cm">
          <text:p text:style-name="P1"><text:span text:style-name="T1">Database</text:span></text:p>
          <text:p text:style-name="P1"><text:span text:style-name="T1">of known</text:span></text:p>
          <text:p text:style-name="P1"><text:span text:style-name="T1">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393cm" svg:height="5.966cm" svg:x="7.579cm" svg:y="3.032cm">
          <text:p text:style-name="P1"><text:span text:style-name="T1">D</text:span><text:span text:style-name="T1">o</text:span><text:span text:style-name="T1">c</text:span><text:span text:style-name="T1">t</text:span><text:span text:style-name="T1">o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0.795cm" svg:y1="8.998cm" svg:x2="10.795cm" svg:y2="14.032cm" draw:end-shape="id1" svg:d="M10795 8998v5034" svg:viewBox="0 0 1 5035">
          <text:p/>
        </draw:connector>
        <draw:connector draw:style-name="gr5" draw:text-style-name="P6" draw:layer="layout" svg:x1="4.417cm" svg:y1="8.998cm" svg:x2="10.795cm" svg:y2="14.032cm" draw:start-shape="id2" draw:start-glue-point="2" draw:end-shape="id1" draw:end-glue-point="0" svg:d="M4417 8998v2517h6378v2517" svg:viewBox="0 0 6379 5035">
          <text:p/>
        </draw:connector>
        <draw:connector draw:style-name="gr6" draw:text-style-name="P6" draw:layer="layout" svg:x1="17.174cm" svg:y1="8.998cm" svg:x2="10.795cm" svg:y2="14.032cm" draw:start-shape="id3" draw:start-glue-point="2" draw:end-shape="id1" svg:d="M17174 8998v2517h-6379v2517" svg:viewBox="0 0 6380 50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eversed_20_Arrow" draw:display-name="Reversed Arrow" svg:viewBox="0 0 20 30" svg:d="M10 30l-10-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6:08:02.606100393</meta:creation-date>
    <dc:date>2017-12-01T10:08:05.511392427</dc:date>
    <meta:editing-duration>PT35M46S</meta:editing-duration>
    <meta:editing-cycles>8</meta:editing-cycles>
    <meta:generator>LibreOffice/5.4.3.2$Linux_X86_64 LibreOffice_project/40$Build-2</meta:generator>
    <meta:document-statistic meta:object-count="7"/>
  </office:meta>
</office:document-meta>
</file>